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cf14" officeooo:paragraph-rsid="001816cd"/>
    </style:style>
    <style:style style:name="P2" style:family="paragraph" style:parent-style-name="Standard">
      <style:text-properties style:font-name="Arial" fo:font-weight="bold" officeooo:paragraph-rsid="0014f624" style:font-weight-asian="bold" style:font-name-complex="Arial"/>
    </style:style>
    <style:style style:name="P3" style:family="paragraph" style:parent-style-name="Standard">
      <style:text-properties style:font-name="Arial" fo:font-weight="bold" officeooo:rsid="001991fe" officeooo:paragraph-rsid="001991fe" style:font-weight-asian="bold" style:font-name-complex="Arial"/>
    </style:style>
    <style:style style:name="P4" style:family="paragraph" style:parent-style-name="Standard">
      <style:text-properties style:font-name="Arial" officeooo:paragraph-rsid="0014f624" style:font-name-complex="Arial" style:font-weight-complex="bold"/>
    </style:style>
    <style:style style:name="P5" style:family="paragraph" style:parent-style-name="Standard">
      <style:text-properties fo:font-style="italic" fo:font-weight="bold" officeooo:paragraph-rsid="0014f624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style="italic" officeooo:paragraph-rsid="0014f624" style:font-style-asian="italic"/>
    </style:style>
    <style:style style:name="P7" style:family="paragraph" style:parent-style-name="Standard">
      <style:text-properties officeooo:paragraph-rsid="0014f624"/>
    </style:style>
    <style:style style:name="P8" style:family="paragraph" style:parent-style-name="Standard">
      <style:text-properties fo:font-size="12pt" fo:font-weight="bold" officeooo:paragraph-rsid="0014f624" style:font-size-asian="12pt" style:font-weight-asian="bold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14pt" fo:font-weight="normal" officeooo:rsid="0010cf14" officeooo:paragraph-rsid="001816cd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22pt" fo:font-weight="bold" officeooo:rsid="0010cf14" officeooo:paragraph-rsid="001816cd" style:font-size-asian="22pt" style:font-weight-asian="bold" style:font-size-complex="22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5pt" fo:font-style="italic" officeooo:rsid="0010cf14" officeooo:paragraph-rsid="001816cd" style:font-size-asian="15pt" style:font-style-asian="italic" style:font-size-complex="15pt" style:font-style-complex="italic"/>
    </style:style>
    <style:style style:name="P12" style:family="paragraph" style:parent-style-name="Standard">
      <style:text-properties officeooo:paragraph-rsid="001991fe"/>
    </style:style>
    <style:style style:name="P13" style:family="paragraph" style:parent-style-name="Standard">
      <style:text-properties officeooo:rsid="0012b832" officeooo:paragraph-rsid="0014f624"/>
    </style:style>
    <style:style style:name="P14" style:family="paragraph" style:parent-style-name="Standard">
      <style:text-properties officeooo:rsid="001991fe" officeooo:paragraph-rsid="001991fe"/>
    </style:style>
    <style:style style:name="P15" style:family="paragraph" style:parent-style-name="Standard">
      <style:paragraph-properties fo:keep-with-next="always"/>
      <style:text-properties officeooo:paragraph-rsid="0014f624"/>
    </style:style>
    <style:style style:name="P16" style:family="paragraph" style:parent-style-name="Standard">
      <style:paragraph-properties fo:keep-with-next="always"/>
      <style:text-properties style:font-name="Arial" fo:font-weight="bold" officeooo:paragraph-rsid="0014f624" style:font-weight-asian="bold" style:font-name-complex="Arial"/>
    </style:style>
    <style:style style:name="P17" style:family="paragraph" style:parent-style-name="Standard">
      <style:paragraph-properties fo:keep-with-next="always"/>
      <style:text-properties officeooo:paragraph-rsid="001991fe"/>
    </style:style>
    <style:style style:name="P18" style:family="paragraph" style:parent-style-name="Standard">
      <style:paragraph-properties fo:keep-with-next="always">
        <style:tab-stops>
          <style:tab-stop style:position="0.25in"/>
        </style:tab-stops>
      </style:paragraph-properties>
      <style:text-properties officeooo:paragraph-rsid="0014f624"/>
    </style:style>
    <style:style style:name="P19" style:family="paragraph" style:parent-style-name="Standard">
      <style:paragraph-properties fo:keep-with-next="always"/>
      <style:text-properties fo:font-style="italic" officeooo:paragraph-rsid="0014f624" style:font-style-asian="italic"/>
    </style:style>
    <style:style style:name="P20" style:family="paragraph" style:parent-style-name="Standard">
      <style:paragraph-properties fo:keep-with-next="always"/>
      <style:text-properties officeooo:rsid="0012b832" officeooo:paragraph-rsid="0014f624"/>
    </style:style>
    <style:style style:name="P21" style:family="paragraph" style:parent-style-name="Header">
      <style:paragraph-properties fo:keep-with-next="always">
        <style:tab-stops/>
      </style:paragraph-properties>
      <style:text-properties officeooo:paragraph-rsid="0014f624"/>
    </style:style>
    <style:style style:name="P22" style:family="paragraph" style:parent-style-name="Header">
      <style:paragraph-properties fo:keep-with-next="always">
        <style:tab-stops/>
      </style:paragraph-properties>
      <style:text-properties officeooo:paragraph-rsid="0014f624" style:font-style-complex="italic"/>
    </style:style>
    <style:style style:name="P23" style:family="paragraph" style:parent-style-name="Standard" style:master-page-name="Standard">
      <style:paragraph-properties style:page-number="auto" fo:break-before="page"/>
      <style:text-properties style:font-name="Arial" fo:font-weight="bold" officeooo:paragraph-rsid="001991fe" style:font-weight-asian="bold" style:font-name-complex="Arial"/>
    </style:style>
    <style:style style:name="P24" style:family="paragraph" style:parent-style-name="Standard" style:list-style-name="WW8Num22">
      <style:paragraph-properties>
        <style:tab-stops>
          <style:tab-stop style:position="0.75in"/>
        </style:tab-stops>
      </style:paragraph-properties>
      <style:text-properties officeooo:rsid="001991fe" officeooo:paragraph-rsid="001991fe"/>
    </style:style>
    <style:style style:name="P25" style:family="paragraph" style:parent-style-name="Standard" style:list-style-name="WW8Num22">
      <style:paragraph-properties>
        <style:tab-stops>
          <style:tab-stop style:position="0.75in"/>
        </style:tab-stops>
      </style:paragraph-properties>
      <style:text-properties officeooo:rsid="001a27bc" officeooo:paragraph-rsid="001a27bc"/>
    </style:style>
    <style:style style:name="P26" style:family="paragraph" style:parent-style-name="Standard" style:list-style-name="WW8Num18">
      <style:text-properties officeooo:rsid="001a27bc" officeooo:paragraph-rsid="001a27bc"/>
    </style:style>
    <style:style style:name="P27" style:family="paragraph" style:parent-style-name="Header" style:list-style-name="WW8Num15">
      <style:paragraph-properties fo:keep-with-next="always">
        <style:tab-stops/>
      </style:paragraph-properties>
      <style:text-properties officeooo:rsid="001e62f9" officeooo:paragraph-rsid="001e62f9"/>
    </style:style>
    <style:style style:name="P28" style:family="paragraph" style:parent-style-name="Header" style:list-style-name="WW8Num8">
      <style:paragraph-properties fo:keep-with-next="always">
        <style:tab-stops/>
      </style:paragraph-properties>
      <style:text-properties officeooo:rsid="001991fe" officeooo:paragraph-rsid="001991fe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style:font-name="Arial" fo:font-weight="bold" style:font-weight-asian="bold" style:font-name-complex="Arial"/>
    </style:style>
    <style:style style:name="T6" style:family="text">
      <style:text-properties style:font-name="Arial" style:font-name-complex="Arial" style:font-weight-complex="bold"/>
    </style:style>
    <style:style style:name="T7" style:family="text">
      <style:text-properties style:font-name="Arial" fo:font-style="italic" style:font-style-asian="italic" style:font-name-complex="Arial" style:font-weight-complex="bold"/>
    </style:style>
    <style:style style:name="T8" style:family="text">
      <style:text-properties style:font-weight-complex="bold"/>
    </style:style>
    <style:style style:name="T9" style:family="text">
      <style:text-properties officeooo:rsid="001991fe" style:font-weight-complex="bold"/>
    </style:style>
    <style:style style:name="T10" style:family="text">
      <style:text-properties fo:font-weight="bold" style:font-weight-asian="bold"/>
    </style:style>
    <style:style style:name="T11" style:family="text">
      <style:text-properties style:font-style-complex="italic"/>
    </style:style>
    <style:style style:name="T12" style:family="text">
      <style:text-properties officeooo:rsid="001991fe"/>
    </style:style>
    <style:style style:name="T13" style:family="text">
      <style:text-properties style:font-name="Times New Roman" fo:font-size="12pt" fo:language="en" fo:country="US" fo:font-style="normal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4" style:family="text">
      <style:text-properties style:font-name="Times New Roman" fo:font-size="12pt" fo:language="en" fo:country="US" fo:font-style="normal" fo:font-weight="normal" officeooo:rsid="001991fe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5" style:family="text">
      <style:text-properties fo:font-weight="normal" officeooo:rsid="001a27bc" style:font-weight-asian="normal" style:font-weight-complex="normal"/>
    </style:style>
    <style:style style:name="T16" style:family="text">
      <style:text-properties officeooo:rsid="001a27bc"/>
    </style:style>
    <style:style style:name="T17" style:family="text">
      <style:text-properties officeooo:rsid="001a9bda"/>
    </style:style>
    <style:style style:name="T18" style:family="text">
      <style:text-properties officeooo:rsid="001f5d99"/>
    </style:style>
    <style:style style:name="T19" style:family="text">
      <style:text-properties officeooo:rsid="0025919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chool of Electrical Engineering, Belgrade</text:p>
      <text:p text:style-name="P9">Coursework for Software Engineering Principles (SI3PSI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Project: CodeUp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"/>
      <text:p text:style-name="P11">Use case specification for <text:span text:style-name="T12">Adding New Content to the Site</text:span></text:p>
      <text:p text:style-name="P1"/>
      <text:p text:style-name="P1">Document version: 1.0</text:p>
      <text:p text:style-name="P23">Name: <text:s/></text:p>
      <text:p text:style-name="P3"><text:tab/>Adding new Content to the Site</text:p>
      <text:p text:style-name="P2"/>
      <text:p text:style-name="P7"><text:span text:style-name="T5">Identifier</text:span><text:span text:style-name="T6"> </text:span><text:span text:style-name="T8">(</text:span><text:span text:style-name="T3">A unique identifier for this use case, e.g. UC10</text:span><text:span text:style-name="T8">)</text:span></text:p>
      <text:p text:style-name="P7"><text:span text:style-name="T8"><text:tab/></text:span><text:span text:style-name="T9">UC11</text:span></text:p>
      <text:p text:style-name="P4"/>
      <text:p text:style-name="P15"><text:span text:style-name="T5">Description</text:span><text:span text:style-name="T10"> </text:span><text:span text:style-name="T8">(</text:span><text:span text:style-name="T3">A </text:span><text:span text:style-name="T8">c</text:span><text:span text:style-name="T2">ouple of sentences or a paragraph describing the basic idea of the use case</text:span><text:span text:style-name="T4">)</text:span></text:p>
      <text:p text:style-name="P12"><text:span text:style-name="T4"><text:tab/></text:span><text:span text:style-name="T13">Administrators can add new problem (sub)domains, or new individual problem statements and </text:span><text:span text:style-name="T14"><text:tab/></text:span><text:span text:style-name="T13">new test cases to already existing problems.</text:span></text:p>
      <text:p text:style-name="P5"/>
      <text:p text:style-name="P15"><text:span text:style-name="T5">Goal </text:span><text:span text:style-name="T11">(</text:span><text:span text:style-name="T2">T</text:span><text:span text:style-name="T1">he business goal of the initiating actor</text:span><text:span text:style-name="T11">)</text:span></text:p>
      <text:p text:style-name="P6"><text:tab/><text:span text:style-name="T12">Enriching “CodeUp” platform with new content that our users can enjoy.</text:span></text:p>
      <text:p text:style-name="P6"/>
      <text:p text:style-name="P17"><text:span text:style-name="T5">Preconditions </text:span><text:span text:style-name="T6">(</text:span><text:span text:style-name="T2">List the state(s) the system can be in before this use case starts</text:span>)</text:p>
      <text:p text:style-name="P14"><text:tab/>1. System provides an interface through which Administrators can choose which content is to be <text:tab/>added and provides a general aid in that whole process</text:p>
      <text:p text:style-name="P21"/>
      <text:p text:style-name="P21"><text:span text:style-name="T5">Assumptions </text:span><text:span text:style-name="T6">(</text:span><text:span text:style-name="T7">Optional, </text:span><text:span text:style-name="T2">List all assumptions that have been made)</text:span></text:p>
      <text:list xml:id="list2244602233905083186" text:style-name="WW8Num15">
        <text:list-item>
          <text:p text:style-name="P27">As far as design goes, it is a good decision to add all types of content with the same option (through the same page). <text:span text:style-name="T18">This may or may not be true, watch out for possible problems arising from this decision.</text:span></text:p>
        </text:list-item>
      </text:list>
      <text:p text:style-name="P2"/>
      <text:p text:style-name="P15"><text:span text:style-name="T5">Frequency </text:span><text:span text:style-name="T11">(</text:span><text:span text:style-name="T2">Approximately how often this use case is realized, e.g., once a week, 500 times a day, etc</text:span>.<text:span text:style-name="T11">)</text:span></text:p>
      <text:p text:style-name="P22"/>
      <text:p text:style-name="P15"><text:span text:style-name="T5">Basic</text:span><text:span text:style-name="T10"> </text:span><text:span text:style-name="T5">Course</text:span><text:span text:style-name="T8"> (</text:span><text:span text:style-name="T3">Describe the “normal” processing path, aka, the Happy Path</text:span><text:span text:style-name="T8">)</text:span></text:p>
      <text:list xml:id="list8200380470848503116" text:style-name="WW8Num22">
        <text:list-item>
          <text:p text:style-name="P24">Administrator wants to add new content to the platform</text:p>
        </text:list-item>
        <text:list-item>
          <text:p text:style-name="P24">Administrator cho<text:span text:style-name="T16">o</text:span>ses “Add Content” option</text:p>
        </text:list-item>
        <text:list-item>
          <text:p text:style-name="P24">System redirects that Admin to the page <text:span text:style-name="T16">which contains an easy-to-use interface through which Admin can add the content he desires (new problem category, new problem statement, test case to one of the existing problems)…</text:span></text:p>
        </text:list-item>
        <text:list-item>
          <text:p text:style-name="P25">Administrator chooses w<text:span text:style-name="T19">ha</text:span>t he wants to add from an array of possible options <text:span text:style-name="T19">and </text:span>fills the required fields.</text:p>
        </text:list-item>
        <text:list-item>
          <text:p text:style-name="P25">Administrator finishes the process and submits his changes.</text:p>
        </text:list-item>
        <text:list-item>
          <text:p text:style-name="P25">System saves the changes</text:p>
        </text:list-item>
        <text:list-item>
          <text:p text:style-name="P25">System reports back some kind of success message.</text:p>
        </text:list-item>
      </text:list>
      <text:p text:style-name="P7"/>
      <text:p text:style-name="P15"><text:span text:style-name="T5">Alternate Course A</text:span><text:span text:style-name="T10">: Description of the alternate course</text:span></text:p>
      <text:p text:style-name="P18"><text:span text:style-name="T5">Condition</text:span><text:span text:style-name="T10">: </text:span><text:span text:style-name="T15">Something is wrong with the Administrator’s submission</text:span></text:p>
      <text:list xml:id="list8398552476143466595" text:style-name="WW8Num18">
        <text:list-header>
          <text:p text:style-name="P26">A.5<text:tab/>Interface reports any error back to the admin (category already exists, problem statement <text:tab/>doesn’t contain test cases, text is not in the valid format, etc…).</text:p>
          <text:p text:style-name="P26">A.6<text:tab/>Back to step 4. </text:p>
        </text:list-header>
      </text:list>
      <text:p text:style-name="P7"/>
      <text:p text:style-name="P7"/>
      <text:p text:style-name="P15"><text:span text:style-name="T5">Post</text:span><text:span text:style-name="T10"> </text:span><text:span text:style-name="T5">conditions </text:span><text:span text:style-name="T6">(</text:span><text:span text:style-name="T2">List the state(s) the system can be in when this use case ends</text:span>)</text:p>
      <text:list xml:id="list5828936593947476558" text:style-name="WW8Num8">
        <text:list-item>
          <text:p text:style-name="P28"/>
        </text:list-item>
      </text:list>
      <text:p text:style-name="P8"/>
      <text:p text:style-name="P8"/>
      <text:p text:style-name="P15"><text:soft-page-break/><text:span text:style-name="T5">Actors </text:span><text:span text:style-name="T11">(</text:span><text:span text:style-name="T2">L</text:span><text:span text:style-name="T1">ist of actors that participate in the use case</text:span><text:span text:style-name="T11">)</text:span></text:p>
      <text:p text:style-name="P19"><text:tab/><text:span text:style-name="T17">Administrator</text:span></text:p>
      <text:p text:style-name="P6"><text:tab/><text:span text:style-name="T17">Interface that helps with content addition</text:span></text:p>
      <text:p text:style-name="P15"/>
      <text:p text:style-name="P16">Notes</text:p>
      <text:p text:style-name="P20"><text:span text:style-name="T2">List any "to dos", concerns to be addressed, <text:s/>important decisions made during the development of this use case</text:span>, …</text:p>
      <text:p text:style-name="P13"><text:tab/><text:span text:style-name="T17">How are we going to implement interface that is going to present possible options to Administrators that want to add content? How smart should it be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Character_5f_20_5f_style" style:display-name="Character_20_styl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text:style-name="Character_5f_20_5f_style" style:num-prefix="A." style:num-format="1" text:start-value="6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3:15:10.935196267</meta:creation-date>
    <dc:date>2018-04-12T17:01:26.529387635</dc:date>
    <meta:editing-duration>PT43M35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3" meta:paragraph-count="38" meta:word-count="436" meta:character-count="2657" meta:non-whitespace-character-count="2252"/>
  </office:meta>
</office:document-meta>
</file>